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159cm" svg:height="9.398cm" svg:x="1.524cm" svg:y="1.82cm">
          <text:p text:style-name="P6"/>
        </draw:rect>
        <draw:rect draw:style-name="gr1" draw:text-style-name="P1" draw:layer="layout" svg:width="2.159cm" svg:height="3.175cm" svg:x="4.699cm" svg:y="4.868cm">
          <text:p text:style-name="P6"/>
        </draw:rect>
        <draw:rect draw:style-name="gr1" draw:text-style-name="P1" draw:layer="layout" svg:width="2.159cm" svg:height="3.175cm" svg:x="4.953cm" svg:y="4.614cm">
          <text:p text:style-name="P6"/>
        </draw:rect>
        <draw:rect draw:style-name="gr2" draw:text-style-name="P3" draw:layer="layout" svg:width="1.905cm" svg:height="0.508cm" svg:x="5.08cm" svg:y="4.741cm">
          <text:p text:style-name="P2"><text:span text:style-name="T1">downloading</text:span></text:p>
        </draw:rect>
        <draw:rect draw:style-name="gr2" draw:text-style-name="P3" draw:layer="layout" svg:width="1.909cm" svg:height="0.508cm" svg:x="5.076cm" svg:y="5.63cm">
          <text:p text:style-name="P2"><text:span text:style-name="T1">running</text:span></text:p>
        </draw:rect>
        <draw:rect draw:style-name="gr2" draw:text-style-name="P5" draw:layer="layout" svg:width="1.905cm" svg:height="0.508cm" svg:x="5.08cm" svg:y="6.265cm">
          <text:p text:style-name="P4"><text:span text:style-name="T1">uploading</text:span></text:p>
        </draw:rect>
        <draw:rect draw:style-name="gr2" draw:text-style-name="P3" draw:layer="layout" svg:width="1.909cm" svg:height="0.508cm" svg:x="5.076cm" svg:y="7.154cm">
          <text:p text:style-name="P2"><text:span text:style-name="T1">report</text:span></text:p>
        </draw:rect>
        <draw:rect draw:style-name="gr2" draw:text-style-name="P3" draw:layer="layout" svg:width="1.905cm" svg:height="0.508cm" svg:x="1.651cm" svg:y="9.059cm">
          <text:p text:style-name="P2"><text:span text:style-name="T1">assimilate</text:span></text:p>
        </draw:rect>
        <draw:rect draw:style-name="gr2" draw:text-style-name="P3" draw:layer="layout" svg:width="1.905cm" svg:height="0.508cm" svg:x="1.651cm" svg:y="8.297cm">
          <text:p text:style-name="P2"><text:span text:style-name="T1">validate</text:span></text:p>
        </draw:rect>
        <draw:rect draw:style-name="gr2" draw:text-style-name="P3" draw:layer="layout" svg:width="1.905cm" svg:height="0.508cm" svg:x="1.651cm" svg:y="1.947cm">
          <text:p text:style-name="P2"><text:span text:style-name="T1">generate</text:span></text:p>
        </draw:rect>
        <draw:rect draw:style-name="gr2" draw:text-style-name="P3" draw:layer="layout" svg:width="1.905cm" svg:height="0.508cm" svg:x="1.651cm" svg:y="4.36cm">
          <text:p text:style-name="P2"><text:span text:style-name="T1">dispatch</text:span></text:p>
        </draw:rect>
        <draw:rect draw:style-name="gr2" draw:text-style-name="P3" draw:layer="layout" svg:width="1.905cm" svg:height="0.508cm" svg:x="1.652cm" svg:y="10.562cm">
          <text:p text:style-name="P2"><text:span text:style-name="T1">DB purge</text:span></text:p>
        </draw:rect>
        <draw:rect draw:style-name="gr2" draw:text-style-name="P3" draw:layer="layout" svg:width="1.905cm" svg:height="0.508cm" svg:x="1.651cm" svg:y="9.821cm">
          <text:p text:style-name="P2"><text:span text:style-name="T1">file-delete</text:span></text:p>
        </draw:rect>
        <draw:line draw:style-name="gr3" draw:text-style-name="P1" draw:layer="layout" svg:x1="3.556cm" svg:y1="4.614cm" svg:x2="4.826cm" svg:y2="4.614cm">
          <text:p text:style-name="P6"/>
        </draw:line>
        <draw:line draw:style-name="gr3" draw:text-style-name="P1" draw:layer="layout" svg:x1="5.08cm" svg:y1="7.408cm" svg:x2="3.683cm" svg:y2="7.408cm">
          <text:p text:style-name="P6"/>
        </draw:line>
        <draw:frame draw:style-name="gr4" draw:text-style-name="P7" draw:layer="layout" svg:width="1.675cm" svg:height="0.725cm" svg:x="1.778cm" svg:y="0.804cm">
          <draw:text-box>
            <text:p text:style-name="P6"><text:span text:style-name="T2">server</text:span></text:p>
          </draw:text-box>
        </draw:frame>
        <draw:frame draw:style-name="gr4" draw:text-style-name="P7" draw:layer="layout" svg:width="1.493cm" svg:height="0.725cm" svg:x="5.183cm" svg:y="3.381cm">
          <draw:text-box>
            <text:p text:style-name="P6"><text:span text:style-name="T2">client</text:span></text:p>
          </draw:text-box>
        </draw:frame>
        <draw:line draw:style-name="gr3" draw:text-style-name="P1" draw:layer="layout" svg:x1="4.699cm" svg:y1="7.789cm" svg:x2="3.683cm" svg:y2="7.789cm">
          <text:p text:style-name="P6"/>
        </draw:line>
        <draw:line draw:style-name="gr3" draw:text-style-name="P1" draw:layer="layout" svg:x1="9.398cm" svg:y1="2.074cm" svg:x2="9.398cm" svg:y2="9.948cm">
          <text:p text:style-name="P6"/>
        </draw:line>
        <draw:frame draw:style-name="gr4" draw:text-style-name="P7" draw:layer="layout" svg:width="2.411cm" svg:height="1.199cm" svg:x="13.462cm" svg:y="0.748cm">
          <draw:text-box>
            <text:p text:style-name="P6"><text:span text:style-name="T2">DB record</text:span></text:p>
            <text:p text:style-name="P8"><text:span text:style-name="T2">exists</text:span></text:p>
          </draw:text-box>
        </draw:frame>
        <draw:frame draw:style-name="gr4" draw:text-style-name="P7" draw:layer="layout" svg:width="2.301cm" svg:height="1.199cm" svg:x="8.413cm" svg:y="0.714cm">
          <draw:text-box>
            <text:p text:style-name="P6"><text:span text:style-name="T2">input files</text:span></text:p>
            <text:p text:style-name="P8"><text:span text:style-name="T2">on disk</text:span></text:p>
          </draw:text-box>
        </draw:frame>
        <draw:line draw:style-name="gr3" draw:text-style-name="P1" draw:layer="layout" svg:x1="14.73cm" svg:y1="2.074cm" svg:x2="14.73cm" svg:y2="10.964cm">
          <text:p text:style-name="P6"/>
        </draw:line>
        <draw:frame draw:style-name="gr4" draw:text-style-name="P7" draw:layer="layout" svg:width="2.564cm" svg:height="1.199cm" svg:x="11.049cm" svg:y="0.841cm">
          <draw:text-box>
            <text:p text:style-name="P6"><text:span text:style-name="T2">output files</text:span></text:p>
            <text:p text:style-name="P8"><text:span text:style-name="T2">on disk</text:span></text:p>
          </draw:text-box>
        </draw:frame>
        <draw:line draw:style-name="gr3" draw:text-style-name="P1" draw:layer="layout" svg:x1="12.065cm" svg:y1="6.519cm" svg:x2="12.065cm" svg:y2="9.821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9.927cm" fo:margin-left="0.635cm" fo:margin-right="3.23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David Anderson</meta:initial-creator>
    <meta:creation-date>2006-03-13T13:01:42</meta:creation-date>
    <dc:creator>David Anderson</dc:creator>
    <dc:date>2008-06-09T15:00:19</dc:date>
    <dc:language>en-US</dc:language>
    <meta:editing-cycles>8</meta:editing-cycles>
    <meta:editing-duration>PT15H0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